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pple-system" svg:font-family="apple-system, system-ui, 'Segoe UI', Roboto, 'Helvetica Neue', Arial, 'Noto Sans', sans-serif, 'Apple Color Emoji', 'Segoe UI Emoji', 'Segoe UI Symbol', 'Noto Color Emoji'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rsid="000079b6" officeooo:paragraph-rsid="000079b6"/>
    </style:style>
    <style:style style:name="P2" style:family="paragraph" style:parent-style-name="Text_20_body">
      <style:text-properties officeooo:paragraph-rsid="000079b6"/>
    </style:style>
    <style:style style:name="P3" style:family="paragraph" style:parent-style-name="Text_20_body">
      <style:text-properties fo:font-weight="normal" officeooo:rsid="000079b6" officeooo:paragraph-rsid="000079b6" style:font-weight-asian="normal" style:font-weight-complex="normal"/>
    </style:style>
    <style:style style:name="P4" style:family="paragraph" style:parent-style-name="Text_20_body">
      <style:text-properties officeooo:rsid="0001c5c9" officeooo:paragraph-rsid="0001c5c9"/>
    </style:style>
    <style:style style:name="P5" style:family="paragraph" style:parent-style-name="Text_20_body">
      <style:text-properties officeooo:paragraph-rsid="0001c5c9"/>
    </style:style>
    <style:style style:name="P6" style:family="paragraph" style:parent-style-name="Text_20_body">
      <style:text-properties fo:font-weight="bold" officeooo:rsid="0001c5c9" officeooo:paragraph-rsid="0001c5c9" style:font-weight-asian="bold" style:font-weight-complex="bold"/>
    </style:style>
    <style:style style:name="P7" style:family="paragraph" style:parent-style-name="Text_20_body">
      <style:text-properties officeooo:rsid="00038757" officeooo:paragraph-rsid="00038757"/>
    </style:style>
    <style:style style:name="P8" style:family="paragraph" style:parent-style-name="Text_20_body">
      <style:text-properties officeooo:paragraph-rsid="00038757"/>
    </style:style>
    <style:style style:name="P9" style:family="paragraph" style:parent-style-name="Title">
      <style:text-properties officeooo:rsid="000079b6" officeooo:paragraph-rsid="000079b6"/>
    </style:style>
    <style:style style:name="T1" style:family="text">
      <style:text-properties fo:font-variant="normal" fo:text-transform="none" fo:color="#2f6473" loext:opacity="100%" style:font-name="apple-system" fo:font-size="8.44999980926514pt" fo:letter-spacing="normal" fo:font-style="normal"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079b6" style:font-weight-asian="normal" style:font-weight-complex="normal"/>
    </style:style>
    <style:style style:name="T5" style:family="text">
      <style:text-properties fo:font-weight="normal" officeooo:rsid="0001c5c9" style:font-weight-asian="normal" style:font-weight-complex="normal"/>
    </style:style>
    <style:style style:name="T6" style:family="text">
      <style:text-properties fo:font-weight="normal" officeooo:rsid="00038757" style:font-weight-asian="normal" style:font-weight-complex="normal"/>
    </style:style>
    <style:style style:name="T7" style:family="text">
      <style:text-properties officeooo:rsid="000387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orrezione compito sistemi</text:p>
      <text:p text:style-name="P1">1. <text:span text:style-name="T2">In che modo una applicazione può risolvere un nome di dominio? Ipotizzare i possibili passaggi progressivi che è necessario intraprendere.</text:span></text:p>
      <text:p text:style-name="P2"><text:span text:style-name="T4">Il percorso di un' applicazione può essere lungo come brevissimo, il client cerca sempre più "lontano" dove trovare la risoluzione è appena riesce a risolvere un nome di dominio, viene trasmesso all’applicazione.</text:span></text:p>
      <text:p text:style-name="P3">Il primo luogo dove il client controlla se c’è il nome di dominio è un file di testo chiamato hotsts.txt, il quale però deve essere aggiornato manualmente.</text:p>
      <text:p text:style-name="P2"><text:span text:style-name="T4">Con l'espandersi della rete questo diventò molto scomodo cosi si crearono i server dns che essendo tutti collegati tra loro, basta aggiungere il dominio su un server per fare in modo che tutti riescano a trovarlo e usarlo.</text:span></text:p>
      <text:p text:style-name="P2"><text:span text:style-name="T4">Il secondo controllo quindi viene fatto sullo stesso server DNS a cui è collegata la macchina (quello che viene fuori facendo ipconfig) che all'interno ha una piccola tabella in cui salva gli ultimi nomi di dominio cercati (cache).</text:span></text:p>
      <text:p text:style-name="P1"><text:span text:style-name="T3">Il terzo controllo infine viene fatto sull’isp, il quale se non riesce a risolverlo nemmeno lui, lo cerca nel root server tramite la divisione del nome di dominio, in primo livello(.com), secondo livello etc.</text:span></text:p>
      <text:p text:style-name="P1"><text:span text:style-name="T3">Per ogni livello c’è almeno un server dedicato per ogni nome, e i server finali hanno la risoluzione del nome di dominio e quindi si continua fino ad arrivare al www. a quel punto il dominio viene tradotto e l'applicazione può eseguire la richiesta correttamente.</text:span></text:p>
      <text:p text:style-name="P1"><text:span text:style-name="T3"/></text:p>
      <text:p text:style-name="P1"><text:span text:style-name="T3">2. </text:span><text:span text:style-name="T2">Quali sono le due modalità di impiego dell’applicazione Telnet?</text:span></text:p>
      <text:p text:style-name="P1"><text:span text:style-name="T3">Telnet è un applicativo che consente di collegarsi in remoto e usufruire dei servizi di una macchina esterna a quella utilizzata.</text:span></text:p>
      <text:p text:style-name="P2"><text:span text:style-name="T4">Il primo impiego appunto e collegarsi da remoto ad esempio ad un router per poterlo configurare facilmente dato che un router non ha uno schermo o una tastiera per configurarlo, </text:span><text:span text:style-name="T5">telnet quindi fa si che ci si possa collegare al terminale di una macchina (facendo login) come se si fosse direttamente connessi ad essa</text:span><text:span text:style-name="T4">.</text:span></text:p>
      <text:p text:style-name="P1"><text:span text:style-name="T3">Il secondo impiego invece è quello di connettersi ad un server ed usufruire del servizio offerto servendosi del protocollo adeguato, ad esempio mi posso connettere ad un server web con "telnet 192.168.1.1 80" e da li in poi usando i comandi del protocollo http sarò in grado di vedere le pagine html in risposta.</text:span></text:p>
      <text:p text:style-name="P1"><text:span text:style-name="T3">Il problema di telnet è quello di essere in chiaro, quindi una persona che traccia i pacchetti sulla rete vede esattamente il loro contenuto il quale può contenere dati sensibili.</text:span></text:p>
      <text:p text:style-name="P1"><text:span text:style-name="T3">Così l'evoluzione di telnet chiamata ssh è stata creata per avere lo stesso servizio, ma crittografando tutti i pacchetti, cosi facendo un malintenzionato non può leggere e vedere ciò che noi stiamo inviando e ricevendo</text:span></text:p>
      <text:p text:style-name="P1"><text:span text:style-name="T3"/></text:p>
      <text:p text:style-name="P4"><text:soft-page-break/><text:span text:style-name="T3">3. <text:s/></text:span><text:span text:style-name="T2">Spiegare qual è la differenza <text:s/>tra i comandi che vengono digitati dall'utente quando utilizza un client FTP da riga di comando, e la traduzione di questi comandi nella sintassi del protocollo FTP. Formulare almeno un paio di esempi.</text:span></text:p>
      <text:p text:style-name="P4"><text:span text:style-name="T3">Il protocollo ftp è effettivamente il testo e i comandi che viaggiano in rete una volta fatta una richiesta ftp.</text:span></text:p>
      <text:p text:style-name="P4"><text:span text:style-name="T3">Ad esempio il comando LIST inviato ad un server ftp ha come risposta tutte le directory e file presenti nellla cartella corrente.</text:span></text:p>
      <text:p text:style-name="P4"><text:span text:style-name="T3">Se si usa il protocollo FTP ad esemio con telnet da riga di comando bisogna usare esattamente la sintassi del protocollo.</text:span></text:p>
      <text:p text:style-name="P4"><text:span text:style-name="T3">Invece l'applicativo ftp, come tutti gli applicativi semplifica il lavoro all'utente, nel senso che i pacchetti verso il server avranno comunque la sintassi del protocollo, ma tra utente e computer c'è l'applicativo il quale fornisce un'interfaccia diversa (sia comandi sia grafica) per agevolare l'utente e evitare errori di sintassi. </text:span></text:p>
      <text:p text:style-name="P4"><text:span text:style-name="T3">In particolare l'applicativo ftp da riga di comando utilizza i comandi soliti della gestione di file in windows, linguaggio sicuramente più conosciuto e familiare del protocollo ftp.</text:span></text:p>
      <text:p text:style-name="P5"><text:span text:style-name="T5">Quindi per esempio il comando LIST viene sostituito dal comando DIR., <text:s/>STOR con PUT, RETR con GET</text:span></text:p>
      <text:p text:style-name="P4"><text:span text:style-name="T3">L'applicativo ftp poi fa in modo che il canale di dati e quello di comandi risultino un unica cosa agli occhi dell'utente' il quale vede una sola finestra in cui scrive e su cui arrivano le risposte.</text:span></text:p>
      <text:p text:style-name="P4"><text:span text:style-name="T3">Invece usando il protocollo ftp con telnet è richiesta la connessione a due canali e di conseguenza è necessario aprire due finestre distinte, una per i comandi e una per i dati</text:span></text:p>
      <text:p text:style-name="P4"><text:span text:style-name="T3"/></text:p>
      <text:p text:style-name="P4"><text:span text:style-name="T3">4. </text:span><text:span text:style-name="T2">Spiegare com'è strutturato un messaggio HTTP inviato da un client ad un server, specificando in particolare il significato di tutti gli elementi presenti nella prima riga e l'utilità del campo "Host".</text:span></text:p>
      <text:p text:style-name="P6">Quali sono i possibili gruppi di codici di risposta del server?</text:p>
      <text:p text:style-name="P4"><text:span text:style-name="T3">il messaggio http viene così strutturato</text:span></text:p>
      <text:p text:style-name="P4"><text:span text:style-name="T3">*metodo*&lt;spazio&gt;*URI*&lt;spazio&gt;*versione protocollo*</text:span></text:p>
      <text:p text:style-name="P4"><text:span text:style-name="T3">Host: *host*</text:span></text:p>
      <text:p text:style-name="P4"><text:span text:style-name="T3">eventuali altri metadati</text:span></text:p>
      <text:p text:style-name="P4"><text:span text:style-name="T3">body</text:span></text:p>
      <text:p text:style-name="P5"><text:span text:style-name="T5">Il metodo (di solito GET o POST) indica di che tipo è la richiesta, l'URI definisce univocamente la risorsa richiesta, la versione protocollo invece (HTTP/1.1) è la versione utilizzata del protocollo hhtp.</text:span></text:p>
      <text:p text:style-name="P4"><text:span text:style-name="T3">Il campo host è importante perchè all'interno di un server web ci possono essere più siti, e senza il campo host il server non saprebbe quale prendere.</text:span></text:p>
      <text:p text:style-name="P4"><text:span text:style-name="T3">i metadati possono essere la data o altro</text:span></text:p>
      <text:p text:style-name="P4"><text:soft-page-break/><text:span text:style-name="T3">il body nel caso del POST contiene i dati passati dal client che tramite ad esempio il php, possono influire sulla pagina di risposta</text:span></text:p>
      <text:p text:style-name="P4"><text:span text:style-name="T3">l'unica riga essenziale per far si che la richiesta sia corretta è la prima (con anche il campo host), le altre sono facoltative.</text:span></text:p>
      <text:p text:style-name="P4"><text:span text:style-name="T3">Il server risponderà con la versione del protocollo, il codice di risposta, la descrizione del codice e altri metadati, se la pagina html viene trovata sarà situata all'interno del body del messaggio.</text:span></text:p>
      <text:p text:style-name="P4"><text:span text:style-name="T3">i codici di risposta possono essere tanti, ad esempio:</text:span></text:p>
      <text:p text:style-name="P4"><text:span text:style-name="T3">da 200 a 299 vuol dire che è andato tutto liscio</text:span></text:p>
      <text:p text:style-name="P4"><text:span text:style-name="T3">da 300 a 399 c'è stato un reindirizzamento</text:span></text:p>
      <text:p text:style-name="P4"><text:span text:style-name="T3">da 400 a 499 c'è stato un errore del client</text:span></text:p>
      <text:p text:style-name="P4"><text:span text:style-name="T3">e da 500 a 599 c'è stato un errore del server</text:span></text:p>
      <text:p text:style-name="P4"><text:span text:style-name="T3"/></text:p>
      <text:p text:style-name="P4"><text:span text:style-name="T3">5. </text:span><text:span text:style-name="T2">Descrivere brevemente in cosa consistono le codifiche base64 e quoted-printable, specificando in quali casi vengono utilizzate l'una e l'altra.</text:span></text:p>
      <text:p text:style-name="P4"><text:span text:style-name="T3">Le codifiche base64 e quoted-printable sono state introdotte con MIME perchè c'era il bisogno all'interno delle mail di codificare anche i caratteri che non rientravano nell'ASCII (come à) e i file come le immagini.</text:span></text:p>
      <text:p text:style-name="P4"><text:span text:style-name="T3">base64 è una codifica a 6bit in cui vengono divisi due volte per 4 (ci sono 64 combinazioni) Viene usato principalmente come codifica di dati binari nelle e-mail, per convertire i dati nel formato ASCII.</text:span></text:p>
      <text:p text:style-name="P4"><text:span text:style-name="T3">invece il quoted printable man</text:span><text:span text:style-name="T6">t</text:span><text:span text:style-name="T3">iene l'ascii a 7 bit per i caratteri normali, per quelli speciali invece c'è un "=" seguito da 2 o più caratteri e ognuna di queste combinazioni rappresenta un carattere speciale, </text:span><text:span text:style-name="T6">viene </text:span><text:span text:style-name="T3">per trasmettere dati a 8 bit su un percorso dati a 7 bit o, generalmente, su un supporto che è non pulito a 8 bit Quotato stampabile - </text:span><text:a xlink:type="simple" xlink:href="https://it.qaz.wiki/wiki/Quoted-printable" text:style-name="Internet_20_link" text:visited-style-name="Visited_20_Internet_20_Link"><text:span text:style-name="T3">https://it.qaz.wiki/wiki/Quoted-printable</text:span></text:a></text:p>
      <text:p text:style-name="P4"><text:span text:style-name="T3"/></text:p>
      <text:p text:style-name="P7"><text:span text:style-name="T3">6. </text:span><text:span text:style-name="T2">In una applicazione di rete di tipo client sever, con architettura 3-tier, spiegare brevemente a cosa servono i livelli di prese tazione, quello della logica di business e quello di accesso ai dati.</text:span></text:p>
      <text:p text:style-name="P7"><text:span text:style-name="T3">Un' applicazione di tipo client-server fa si che ci sia un server sempre in ascolto e che appena arriva una richiesta da parte di un client questo la soddisfi.</text:span></text:p>
      <text:p text:style-name="P7"><text:span text:style-name="T3">in un archittettura 2tier sono presenti appunto solo il client e il server.</text:span></text:p>
      <text:p text:style-name="P8"><text:span text:style-name="T6">In un architettura 3tier invece si aggiunge anche il collegamento ad un database, per fare in modo che vengano gestiti anche dei dati, che diventa il terzo livello</text:span></text:p>
      <text:p text:style-name="P7"><text:span text:style-name="T3">1. presentazione: il modo in cui l'applicazione comunica con l'utente richiedendo e mostrando i dati</text:span></text:p>
      <text:p text:style-name="P7"><text:span text:style-name="T3">2. logica di business: come è strutturato il tutto, in che modo i dati passano dal client al server e viceversa e come il server gestisca i dati inseriti dall'utente</text:span></text:p>
      <text:p text:style-name="P7"><text:soft-page-break/><text:span text:style-name="T3">3. Accesso ai dati: L'accesso da parte del server al database nel caso in cui ci sia un inserimento o una richiesta</text:span></text:p>
      <text:p text:style-name="P7"><text:span text:style-name="T3">Questo sistema potrebbe essere anche implementato tutto sulla stessa macchina ma per motivi di sicurezza s consiglia di mettere ciascun livello su una macchina separata per evitare facili intrusioni</text:span></text:p>
      <text:p text:style-name="P4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pple-system" svg:font-family="apple-system, system-ui, 'Segoe UI', Roboto, 'Helvetica Neue', Arial, 'Noto Sans', sans-serif, 'Apple Color Emoji', 'Segoe UI Emoji', 'Segoe UI Symbol', 'Noto Color Emoji'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13T11:39:58.521883073</meta:creation-date>
    <dc:date>2020-12-13T12:04:49.151475798</dc:date>
    <meta:editing-duration>PT4M30S</meta:editing-duration>
    <meta:editing-cycles>1</meta:editing-cycles>
    <meta:document-statistic meta:table-count="0" meta:image-count="0" meta:object-count="0" meta:page-count="4" meta:paragraph-count="53" meta:word-count="1312" meta:character-count="7888" meta:non-whitespace-character-count="6625"/>
    <meta:generator>LibreOffice/7.0.3.1$MacOSX_X86_64 LibreOffice_project/d7547858d014d4cf69878db179d326fc3483e082</meta:generator>
  </office:meta>
</office:document-meta>
</file>